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C0000016C7419725B0A14E284.png" manifest:media-type="image/png"/>
  <manifest:file-entry manifest:full-path="Pictures/10000001000003F00000016E24A13AD76EA607BB.png" manifest:media-type="image/png"/>
  <manifest:file-entry manifest:full-path="Pictures/10000001000003EC0000016ABCDA88940D12C30A.png" manifest:media-type="image/png"/>
  <manifest:file-entry manifest:full-path="Pictures/10000001000003EB0000016C2D6C452A8FB46514.png" manifest:media-type="image/png"/>
  <manifest:file-entry manifest:full-path="Pictures/10000001000003EB0000016E4D1237D807062E41.png" manifest:media-type="image/png"/>
  <manifest:file-entry manifest:full-path="Pictures/10000001000003EF0000016D07AADA15963C09DB.png" manifest:media-type="image/png"/>
  <manifest:file-entry manifest:full-path="Pictures/10000001000003F20000016FE19178B81F40E9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20ce18" officeooo:paragraph-rsid="0020ce18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eee0d1" draw:fill="gradient" draw:fill-gradient-name="Pastel_20_Bouquet" draw:gradient-step-count="0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magine1" text:anchor-type="char" svg:x="9.922cm" svg:y="-0.997cm" svg:width="17.826cm" svg:height="6.477cm" draw:z-index="0"><draw:image xlink:href="Pictures/10000001000003F20000016FE19178B81F40E932.png" xlink:type="simple" xlink:show="embed" xlink:actuate="onLoad" draw:mime-type="image/png"/></draw:frame><draw:frame draw:style-name="fr1" draw:name="Immagine2" text:anchor-type="char" svg:x="0.185cm" svg:y="12.504cm" svg:width="17.9cm" svg:height="6.533cm" draw:z-index="1"><draw:image xlink:href="Pictures/10000001000003EB0000016E4D1237D807062E41.png" xlink:type="simple" xlink:show="embed" xlink:actuate="onLoad" draw:mime-type="image/png"/></draw:frame><draw:frame draw:style-name="fr1" draw:name="Immagine3" text:anchor-type="char" svg:x="0.185cm" svg:y="5.777cm" svg:width="17.851cm" svg:height="6.47cm" draw:z-index="2"><draw:image xlink:href="Pictures/10000001000003EF0000016D07AADA15963C09DB.png" xlink:type="simple" xlink:show="embed" xlink:actuate="onLoad" draw:mime-type="image/png"/></draw:frame><draw:frame draw:style-name="fr1" draw:name="Immagine4" text:anchor-type="char" svg:x="0.166cm" svg:y="19.419cm" svg:width="17.875cm" svg:height="6.447cm" draw:z-index="3"><draw:image xlink:href="Pictures/10000001000003EC0000016ABCDA88940D12C30A.png" xlink:type="simple" xlink:show="embed" xlink:actuate="onLoad" draw:mime-type="image/png"/></draw:frame><draw:frame draw:style-name="fr1" draw:name="Immagine5" text:anchor-type="char" svg:x="19.399cm" svg:y="12.58cm" svg:width="17.87cm" svg:height="6.489cm" draw:z-index="4"><draw:image xlink:href="Pictures/10000001000003F00000016E24A13AD76EA607BB.png" xlink:type="simple" xlink:show="embed" xlink:actuate="onLoad" draw:mime-type="image/png"/></draw:frame><draw:frame draw:style-name="fr1" draw:name="Immagine6" text:anchor-type="char" svg:x="19.466cm" svg:y="5.907cm" svg:width="17.78cm" svg:height="6.451cm" draw:z-index="5"><draw:image xlink:href="Pictures/10000001000003EB0000016C2D6C452A8FB46514.png" xlink:type="simple" xlink:show="embed" xlink:actuate="onLoad" draw:mime-type="image/png"/></draw:frame><draw:frame draw:style-name="fr1" draw:name="Immagine7" text:anchor-type="char" svg:x="19.517cm" svg:y="19.3cm" svg:width="17.791cm" svg:height="6.451cm" draw:z-index="6"><draw:image xlink:href="Pictures/10000001000003EC0000016C7419725B0A14E2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08:57:59.708900565</meta:creation-date>
    <dc:date>2022-04-29T11:11:15.444538776</dc:date>
    <meta:editing-duration>PT1H58M18S</meta:editing-duration>
    <meta:editing-cycles>7</meta:editing-cycles>
    <meta:generator>LibreOffice/7.3.2.2$Linux_X86_64 LibreOffice_project/30$Build-2</meta:generator>
    <meta:print-date>2022-04-29T11:13:43.318776292</meta:print-date>
    <meta:document-statistic meta:table-count="0" meta:image-count="7" meta:object-count="0" meta:page-count="1" meta:paragraph-count="0" meta:word-count="0" meta:character-count="0" meta:non-whitespace-character-count="0"/>
  </office:meta>
</office:document-meta>
</file>